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1000001EC43D035581DC9CD04.jpg" manifest:media-type="image/jpeg"/>
  <manifest:file-entry manifest:full-path="Pictures/100000000000020000000200B7DA4DD4BAECD386.jpg" manifest:media-type="image/jpeg"/>
  <manifest:file-entry manifest:full-path="Pictures/1000000000000438000009600F4C293D85C9D6C2.jpg" manifest:media-type="image/jpeg"/>
  <manifest:file-entry manifest:full-path="Pictures/10000001000003DD000003B91A549E421940F39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2" style:family="graphic" style:parent-style-name="塗りつぶしなし線なしオブジェクト">
      <style:graphic-properties draw:stroke="none" draw:fill="none" draw:fill-color="#729fcf" draw:textarea-horizontal-align="center" draw:textarea-vertical-align="middle" draw:shadow="hidden" loext:glow-radius="0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draw:stroke="solid" svg:stroke-width="0.029cm" svg:stroke-color="#ff0000" draw:stroke-linejoin="round" svg:stroke-linecap="round" draw:fill="none" fo:padding-top="0.014cm" fo:padding-bottom="0.014cm" fo:padding-left="0.014cm" fo:padding-right="0.014cm"/>
    </style:style>
    <style:style style:name="gr5" style:family="graphic" style:parent-style-name="standard">
      <style:graphic-properties draw:marker-start="線の終点_20_1" draw:marker-start-width="0.3cm" draw:marker-end="線の終点_20_2" draw:marker-end-width="0.3cm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2cm" fo:min-width="5.226cm"/>
      <style:paragraph-properties style:writing-mode="lr-tb"/>
    </style:style>
    <style:style style:name="gr10" style:family="graphic" style:parent-style-name="standard">
      <style:graphic-properties draw:stroke="solid" svg:stroke-width="0.028cm" svg:stroke-color="#000000" draw:marker-start-width="0.242cm" draw:marker-end-width="0.242cm" draw:fill="solid" draw:fill-color="#8b9783" draw:textarea-horizontal-align="justify" draw:textarea-vertical-align="middle" draw:auto-grow-height="false" fo:min-height="0cm" fo:min-width="0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>
      <style:graphic-properties draw:stroke="solid" draw:stroke-dash="Dot" svg:stroke-width="0.007cm" svg:stroke-color="#ff0000" draw:marker-start-width="0.21cm" draw:marker-end-width="0.21cm" draw:stroke-linejoin="bevel" svg:stroke-linecap="butt" draw:fill="none" draw:fill-color="#ffffff" draw:textarea-horizontal-align="justify" draw:textarea-vertical-align="middle" draw:auto-grow-height="false" fo:min-height="0cm" fo:min-width="0cm" fo:padding-top="0.128cm" fo:padding-bottom="0.128cm" fo:padding-left="0.253cm" fo:padding-right="0.253cm"/>
    </style:style>
    <style:style style:name="gr12" style:family="graphic" style:parent-style-name="塗りつぶしなし線なしオブジェクト">
      <style:graphic-properties draw:stroke="none" draw:fill="none" draw:fill-color="#729fcf" draw:textarea-horizontal-align="center" draw:textarea-vertical-align="middle" draw:shadow="hidden" loext:glow-radius="0cm" loext:softedge-radius="0cm" draw:color-mode="standard" draw:luminance="0%" draw:contrast="0%" draw:gamma="100%" draw:red="0%" draw:green="0%" draw:blue="0%" fo:clip="rect(8.993cm, 11.978cm, 32.854cm, 6.588cm)" draw:image-opacity="100%" style:mirror="none"/>
    </style:style>
    <style:style style:name="gr13" style:family="graphic" style:parent-style-name="塗りつぶしなし線なしオブジェクト">
      <style:graphic-properties draw:stroke="none" draw:fill="bitmap" draw:fill-color="#729fcf" draw:fill-image-name="Painted_20_Whit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07cm" draw:marker-start-width="0.21cm" draw:marker-end-width="0.21cm" draw:fill="none" draw:textarea-vertical-align="middle" fo:padding-top="0.128cm" fo:padding-bottom="0.128cm" fo:padding-left="0.253cm" fo:padding-right="0.253cm"/>
    </style:style>
    <style:style style:name="gr15" style:family="graphic" style:parent-style-name="standard">
      <style:graphic-properties draw:stroke="solid" draw:stroke-dash="Dot" svg:stroke-width="0.018cm" svg:stroke-color="#ff0000" draw:marker-start-width="0.227cm" draw:marker-end-width="0.227cm" draw:stroke-linejoin="bevel" svg:stroke-linecap="butt" draw:fill="none" draw:fill-color="#ffffff" draw:textarea-horizontal-align="justify" draw:textarea-vertical-align="middle" draw:auto-grow-height="false" fo:min-height="4.232cm" fo:min-width="4.541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542cm"/>
      <style:paragraph-properties style:writing-mode="lr-tb"/>
    </style:style>
    <style:style style:name="gr17" style:family="graphic" style:parent-style-name="objectwithoutfill">
      <style:graphic-properties svg:stroke-color="#800080" draw:marker-end="線の終点_20_3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9cm" fo:min-width="0cm"/>
      <style:paragraph-properties style:writing-mode="lr-tb"/>
    </style:style>
    <style:style style:name="gr19" style:family="graphic" style:parent-style-name="standard">
      <style:graphic-properties svg:stroke-width="0.018cm" svg:stroke-color="#80008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loext:graphic-properties draw:fill="none"/>
      <style:text-properties style:font-name="游明朝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solid" draw:fill-color="#8b9783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bitmap" draw:fill-color="#729fcf" draw:fill-image-name="Painted_20_White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0.08cm" svg:height="0.078cm" svg:x="11.446cm" svg:y="10.093cm" svg:viewBox="0 0 81 79" svg:d="M0 79c47 0 81-35 81-79">
          <text:p/>
        </draw:path>
        <draw:line draw:style-name="gr1" draw:text-style-name="P1" draw:layer="layout" svg:x1="11.525cm" svg:y1="10.093cm" svg:x2="11.525cm" svg:y2="10.002cm">
          <text:p/>
        </draw:line>
        <draw:line draw:style-name="gr1" draw:text-style-name="P1" draw:layer="layout" svg:x1="10.559cm" svg:y1="10.172cm" svg:x2="11.446cm" svg:y2="10.172cm">
          <text:p/>
        </draw:line>
        <draw:path draw:style-name="gr1" draw:text-style-name="P1" draw:layer="layout" svg:width="0.08cm" svg:height="0.078cm" svg:x="10.48cm" svg:y="10.093cm" svg:viewBox="0 0 81 79" svg:d="M0 0c0 44 37 79 81 79">
          <text:p/>
        </draw:path>
        <draw:frame draw:style-name="gr2" draw:text-style-name="P2" draw:layer="画像サイズサンプル" svg:width="3.979cm" svg:height="8.841cm" svg:x="9.022cm" svg:y="10.02cm">
          <draw:image xlink:href="Pictures/1000000000000438000009600F4C293D85C9D6C2.jpg" xlink:type="simple" xlink:show="embed" xlink:actuate="onLoad" draw:mime-type="image/jpeg">
            <text:p/>
          </draw:image>
        </draw:frame>
        <draw:line draw:style-name="gr1" draw:text-style-name="P1" draw:layer="layout" svg:x1="10.48cm" svg:y1="10.093cm" svg:x2="10.48cm" svg:y2="10.002cm">
          <text:p/>
        </draw:line>
        <draw:custom-shape draw:style-name="gr3" draw:text-style-name="P3" draw:layer="layout" svg:width="0.175cm" svg:height="0.175cm" svg:x="9.333cm" svg:y="10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0.174cm" svg:height="0.092cm" svg:x="9.333cm" svg:y="10.186cm" svg:viewBox="0 0 175 93" svg:d="M175 91v-1c0-50-40-90-88-90s-87 40-87 90c0 0 0 1 0 3">
          <text:p/>
        </draw:path>
        <draw:path draw:style-name="gr1" draw:text-style-name="P1" draw:layer="layout" svg:width="0.174cm" svg:height="0.086cm" svg:x="9.333cm" svg:y="10.275cm" svg:viewBox="0 0 175 87" svg:d="M0 1c1 49 39 86 87 86 46 0 86-37 88-87">
          <text:p/>
        </draw:path>
        <draw:path draw:style-name="gr1" draw:text-style-name="P1" draw:layer="layout" svg:width="0.424cm" svg:height="0.429cm" svg:x="9.004cm" svg:y="18.469cm" svg:viewBox="0 0 425 430" svg:d="M0 0c0 238 189 430 425 430">
          <text:p/>
        </draw:path>
        <draw:line draw:style-name="gr1" draw:text-style-name="P1" draw:layer="layout" svg:x1="9.426cm" svg:y1="18.899cm" svg:x2="12.578cm" svg:y2="18.899cm">
          <text:p/>
        </draw:line>
        <draw:path draw:style-name="gr1" draw:text-style-name="P1" draw:layer="layout" svg:width="0.424cm" svg:height="0.429cm" svg:x="12.579cm" svg:y="18.469cm" svg:viewBox="0 0 425 430" svg:d="M0 430c236 0 425-192 425-430">
          <text:p/>
        </draw:path>
        <draw:line draw:style-name="gr1" draw:text-style-name="P1" draw:layer="layout" svg:x1="13.003cm" svg:y1="18.469cm" svg:x2="13.003cm" svg:y2="10.432cm">
          <text:p/>
        </draw:line>
        <draw:path draw:style-name="gr1" draw:text-style-name="P1" draw:layer="layout" svg:width="0.424cm" svg:height="0.429cm" svg:x="12.579cm" svg:y="10.002cm" svg:viewBox="0 0 425 430" svg:d="M425 430c0-238-189-430-425-430">
          <text:p/>
        </draw:path>
        <draw:line draw:style-name="gr1" draw:text-style-name="P1" draw:layer="layout" svg:x1="9.426cm" svg:y1="10.002cm" svg:x2="12.578cm" svg:y2="10.002cm">
          <text:p/>
        </draw:line>
        <draw:path draw:style-name="gr1" draw:text-style-name="P1" draw:layer="layout" svg:width="0.424cm" svg:height="0.429cm" svg:x="9.004cm" svg:y="10.002cm" svg:viewBox="0 0 425 430" svg:d="M425 0c-236 0-425 192-425 430">
          <text:p/>
        </draw:path>
        <draw:line draw:style-name="gr1" draw:text-style-name="P1" draw:layer="layout" svg:x1="9.004cm" svg:y1="18.469cm" svg:x2="9.004cm" svg:y2="10.432cm">
          <text:p/>
        </draw:line>
        <draw:path draw:style-name="gr1" draw:text-style-name="P1" draw:layer="layout" svg:width="0.522cm" svg:height="0.53cm" svg:x="12.579cm" svg:y="18.469cm" svg:viewBox="0 0 523 531" svg:d="M0 531c290 0 523-236 523-531">
          <text:p/>
        </draw:path>
        <draw:line draw:style-name="gr1" draw:text-style-name="P1" draw:layer="layout" svg:x1="13.102cm" svg:y1="18.469cm" svg:x2="13.102cm" svg:y2="10.432cm">
          <text:p/>
        </draw:line>
        <draw:line draw:style-name="gr1" draw:text-style-name="P1" draw:layer="layout" svg:x1="9.426cm" svg:y1="19cm" svg:x2="12.578cm" svg:y2="19cm">
          <text:p/>
        </draw:line>
        <draw:path draw:style-name="gr1" draw:text-style-name="P1" draw:layer="layout" svg:width="0.522cm" svg:height="0.53cm" svg:x="8.903cm" svg:y="18.469cm" svg:viewBox="0 0 523 531" svg:d="M0 0c0 295 236 531 523 531">
          <text:p/>
        </draw:path>
        <draw:line draw:style-name="gr1" draw:text-style-name="P1" draw:layer="layout" svg:x1="8.903cm" svg:y1="18.469cm" svg:x2="8.903cm" svg:y2="10.411cm">
          <text:p/>
        </draw:line>
        <draw:path draw:style-name="gr1" draw:text-style-name="P1" draw:layer="layout" svg:width="0.522cm" svg:height="0.53cm" svg:x="12.579cm" svg:y="9.902cm" svg:viewBox="0 0 523 531" svg:d="M523 531c0-295-233-531-523-531">
          <text:p/>
        </draw:path>
        <draw:line draw:style-name="gr1" draw:text-style-name="P1" draw:layer="layout" svg:x1="9.426cm" svg:y1="9.902cm" svg:x2="12.578cm" svg:y2="9.902cm">
          <text:p/>
        </draw:line>
        <draw:path draw:style-name="gr1" draw:text-style-name="P1" draw:layer="layout" svg:width="0.522cm" svg:height="0.53cm" svg:x="8.903cm" svg:y="9.902cm" svg:viewBox="0 0 523 531" svg:d="M523 0c-287 0-523 236-523 531">
          <text:p/>
        </draw:path>
        <draw:polyline draw:style-name="gr4" draw:text-style-name="P1" draw:layer="layout" svg:width="0cm" svg:height="0cm" svg:x="8.382cm" svg:y="17.403cm" svg:viewBox="0 0 0 0" draw:points="0,0">
          <text:p/>
        </draw:polyline>
        <draw:line draw:style-name="gr5" draw:text-style-name="P4" draw:layer="measurelines" svg:x1="8cm" svg:y1="10.014cm" svg:x2="8cm" svg:y2="18.899cm">
          <text:p/>
        </draw:line>
        <draw:line draw:style-name="gr6" draw:text-style-name="P5" draw:layer="measurelines" svg:x1="9.5cm" svg:y1="10.014cm" svg:x2="6.438cm" svg:y2="10.014cm">
          <text:p/>
        </draw:line>
        <draw:line draw:style-name="gr6" draw:text-style-name="P5" draw:layer="measurelines" svg:x1="9.5cm" svg:y1="18.899cm" svg:x2="6.438cm" svg:y2="18.899cm">
          <text:p/>
        </draw:line>
        <draw:frame draw:style-name="gr7" draw:text-style-name="P6" draw:layer="measurelines" svg:width="2.754cm" svg:height="0.962cm" svg:x="5.304cm" svg:y="13.835cm">
          <draw:text-box>
            <text:p>2412 px</text:p>
          </draw:text-box>
        </draw:frame>
        <draw:line draw:style-name="gr6" draw:text-style-name="P5" draw:layer="measurelines" svg:x1="9.022cm" svg:y1="10.5cm" svg:x2="9.022cm" svg:y2="8.138cm">
          <text:p/>
        </draw:line>
        <draw:line draw:style-name="gr6" draw:text-style-name="P5" draw:layer="measurelines" svg:x1="13cm" svg:y1="10.5cm" svg:x2="13cm" svg:y2="8.138cm">
          <text:p/>
        </draw:line>
        <draw:line draw:style-name="gr5" draw:text-style-name="P4" draw:layer="measurelines" svg:x1="9cm" svg:y1="9.2cm" svg:x2="13cm" svg:y2="9.2cm">
          <text:p/>
        </draw:line>
        <draw:frame draw:style-name="gr7" draw:text-style-name="P6" draw:layer="measurelines" svg:width="2.754cm" svg:height="0.962cm" svg:x="9.69cm" svg:y="8.278cm">
          <draw:text-box>
            <text:p>1080 px</text:p>
          </draw:text-box>
        </draw:frame>
        <draw:frame draw:style-name="gr8" draw:text-style-name="P5" draw:layer="ai2のスマホ" svg:width="1.718cm" svg:height="2.77cm" svg:x="11.282cm" svg:y="16cm">
          <draw:image xlink:href="Pictures/1000000000000131000001EC43D035581DC9CD04.jpg" xlink:type="simple" xlink:show="embed" xlink:actuate="onLoad" draw:mime-type="image/jpeg">
            <text:p/>
          </draw:image>
        </draw:frame>
        <draw:frame draw:style-name="gr9" draw:text-style-name="P8" draw:layer="measurelines" svg:width="5.726cm" svg:height="2.382cm" svg:x="8.774cm" svg:y="19.118cm">
          <draw:text-box>
            <text:p text:style-name="P7">解像度 FHD+</text:p>
            <text:p text:style-name="P7">アスペクト比 20:9</text:p>
            <text:p text:style-name="P7">のスマホ</text:p>
          </draw:text-box>
        </draw:frame>
        <draw:custom-shape draw:style-name="gr10" draw:text-style-name="P9" draw:layer="layout" svg:width="0.09cm" svg:height="0.09cm" svg:x="9.373cm" svg:y="10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measurelines" svg:width="0.1cm" svg:height="0.1cm" svg:x="10.4cm" svg:y="11.9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抽出画像" svg:width="0.099cm" svg:height="0.099cm" svg:x="13.4cm" svg:y="11.9cm">
          <draw:image xlink:href="Pictures/1000000000000438000009600F4C293D85C9D6C2.jpg" xlink:type="simple" xlink:show="embed" xlink:actuate="onLoad" draw:mime-type="image/jpeg">
            <text:p/>
          </draw:image>
        </draw:frame>
        <draw:frame draw:style-name="gr13" draw:text-style-name="P11" draw:layer="measurelines" svg:width="5.052cm" svg:height="4.5cm" svg:x="13.999cm" svg:y="10cm">
          <draw:image xlink:href="Pictures/10000001000003DD000003B91A549E421940F397.png" xlink:type="simple" xlink:show="embed" xlink:actuate="onLoad" draw:mime-type="image/png">
            <text:p/>
          </draw:image>
        </draw:frame>
        <draw:line draw:style-name="gr14" draw:text-style-name="P5" draw:layer="measurelines" svg:x1="19.051cm" svg:y1="14.5cm" svg:x2="10.5cm" svg:y2="12cm">
          <text:p/>
        </draw:line>
        <draw:line draw:style-name="gr14" draw:text-style-name="P5" draw:layer="measurelines" svg:x1="19.051cm" svg:y1="10cm" svg:x2="10.5cm" svg:y2="11.9cm">
          <text:p/>
        </draw:line>
        <draw:custom-shape draw:style-name="gr15" draw:text-style-name="P10" draw:layer="measurelines" svg:width="5.051cm" svg:height="4.5cm" svg:x="1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5" draw:layer="measurelines" svg:x1="14cm" svg:y1="10cm" svg:x2="10.4cm" svg:y2="11.9cm">
          <text:p/>
        </draw:line>
        <draw:line draw:style-name="gr14" draw:text-style-name="P5" draw:layer="measurelines" svg:x1="13.999cm" svg:y1="14.5cm" svg:x2="10.4cm" svg:y2="12cm">
          <text:p/>
        </draw:line>
        <draw:frame draw:style-name="gr16" draw:text-style-name="P6" draw:layer="measurelines" svg:width="3.042cm" svg:height="0.95cm" svg:x="15cm" svg:y="14.876cm">
          <draw:text-box>
            <text:p>拡大画像</text:p>
          </draw:text-box>
        </draw:frame>
        <draw:line draw:style-name="gr17" draw:text-style-name="P5" draw:layer="measurelines" svg:x1="17.485cm" svg:y1="12.612cm" svg:x2="16.964cm" svg:y2="11.781cm">
          <text:p/>
        </draw:line>
        <draw:frame draw:style-name="gr18" draw:text-style-name="P12" draw:layer="measurelines" svg:width="3.104cm" svg:height="1.649cm" svg:x="16.296cm" svg:y="12.428cm">
          <draw:text-box>
            <text:p text:style-name="P4">これが</text:p>
            <text:p text:style-name="P4">ピクセル</text:p>
          </draw:text-box>
        </draw:frame>
        <draw:custom-shape draw:style-name="gr19" draw:text-style-name="P5" draw:layer="measurelines" svg:width="0.2cm" svg:height="0.2cm" svg:x="16.773cm" svg:y="11.5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i2のスマホ" draw:display="printer"/>
      <draw:layer draw:name="画像サイズサンプル"/>
      <draw:layer draw:name="抽出画像" draw:display="printer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12T08:59:19.239000000</dc:date>
    <meta:editing-duration>PT5H24M16S</meta:editing-duration>
    <meta:editing-cycles>18</meta:editing-cycles>
    <meta:generator>LibreOffice/7.3.7.2$Windows_X86_64 LibreOffice_project/e114eadc50a9ff8d8c8a0567d6da8f454beeb84f</meta:generator>
    <meta:document-statistic meta:object-count="49"/>
  </office:meta>
</office:document-meta>
</file>